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2.64pt" svg:y="31.78pt">
            <loext:p draw:notify-on-update-of-ranges="Sheet1.B1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9:45:16.552809111</meta:creation-date>
    <dc:date>2017-05-31T10:37:39.093271935</dc:date>
    <meta:editing-duration>PT41M36S</meta:editing-duration>
    <meta:editing-cycles>2</meta:editing-cycles>
    <meta:generator>LibreOffice/5.1.6.2$Linux_X86_64 LibreOffice_project/1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:Sheet1.B11" svg:x="0.32cm" svg:y="0.18cm" svg:width="12.508cm" svg:height="8.64cm">
          <chartooo:coordinate-region svg:x="0.941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